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2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1.3673in"/>
    </style:style>
    <style:style style:name="co6" style:family="table-column">
      <style:table-column-properties fo:break-before="auto" style:column-width="2.7965in"/>
    </style:style>
    <style:style style:name="co7" style:family="table-column">
      <style:table-column-properties fo:break-before="auto" style:column-width="1.1925in"/>
    </style:style>
    <style:style style:name="co8" style:family="table-column">
      <style:table-column-properties fo:break-before="auto" style:column-width="4.391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7563in" fo:break-before="auto" style:use-optimal-row-height="false"/>
    </style:style>
    <style:style style:name="ro2" style:family="table-row">
      <style:table-row-properties style:row-height="0.6217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008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37"/>
  </office:automatic-styles>
  <office:body>
    <office:spreadsheet>
      <table:table table:name="P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8" table:default-cell-style-name="ce5"/>
        <table:table-row table:style-name="ro1">
          <table:table-cell table:style-name="ce1" office:value-type="string">
            <text:p>Title</text:p>
          </table:table-cell>
          <table:table-cell table:style-name="ce3" office:value-type="percentage" office:value="1">
            <text:p>100.00%</text:p>
          </table:table-cell>
          <table:table-cell table:style-name="ce4" office:value-type="string">
            <text:p>Description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Date Finished</text:p>
          </table:table-cell>
          <table:table-cell table:style-name="ce4" office:value-type="string">
            <text:p>Significance</text:p>
          </table:table-cell>
        </table:table-row>
        <table:table-row table:style-name="ro2">
          <table:table-cell table:style-name="ce2" office:value-type="string" table:number-columns-spanned="6" table:number-rows-spanned="1">
            <text:p>Favorites</text:p>
          </table:table-cell>
          <table:covered-table-cell table:number-columns-repeated="5"/>
        </table:table-row>
        <table:table-row-group>
          <table:table-row table:style-name="ro5">
            <table:table-cell office:value-type="string">
              <text:p>Batman: Arkham Asylum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5">
            <table:table-cell office:value-type="string">
              <text:p>Batman: Arkham City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5">
            <table:table-cell office:value-type="string">
              <text:p>Batman: Arkham Origins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6">
            <table:table-cell office:value-type="string">
              <text:p>Batman: Arkham Knight</text:p>
            </table:table-cell>
            <table:table-cell office:value-type="string">
              <text:p>No</text:p>
            </table:table-cell>
            <table:table-cell office:value-type="string">
              <text:p>The final game in the Arkham series. Batman has to defend Gotham from The Scarecrow</text:p>
            </table:table-cell>
            <table:table-cell office:value-type="string">
              <text:p>Action/Adventure</text:p>
            </table:table-cell>
            <table:table-cell table:style-name="ce6" office:value-type="date" office:date-value="2017-03-14">
              <text:p>03/14/17</text:p>
            </table:table-cell>
            <table:table-cell office:value-type="string">
              <text:p>Definitely the most cinematic of the series. I can't decide if I liked this one better or Arkham City better. I think I was definitely addicted to this one more. I want to be able to go through and 100% these but I don't know if I'll ever have the free time. </text:p>
            </table:table-cell>
          </table:table-row>
        </table:table-row-group>
        <table:table-row table:style-name="ro4">
          <table:table-cell table:style-name="ce2" office:value-type="string" table:number-columns-spanned="6" table:number-rows-spanned="1">
            <text:p>Queue</text:p>
          </table:table-cell>
          <table:covered-table-cell table:number-columns-repeated="5"/>
        </table:table-row>
        <table:table-row-group>
          <table:table-row table:style-name="ro5">
            <table:table-cell office:value-type="string">
              <text:p>Borderlands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5">
            <table:table-cell office:value-type="string">
              <text:p>Car Mechanic Simulator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5">
            <table:table-cell office:value-type="string">
              <text:p>Euro Truck Simulator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5">
            <table:table-cell office:value-type="string">
              <text:p>Dark Souls: Prepare to Die Edition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5">
            <table:table-cell office:value-type="string">
              <text:p>Dishonored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5">
            <table:table-cell office:value-type="string">
              <text:p>The Elder Scrolls V: Skyrim Special Edition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5">
            <table:table-cell office:value-type="string">
              <text:p>Lego Harry Potter</text:p>
            </table:table-cell>
            <table:table-cell office:value-type="string">
              <text:p>No</text:p>
            </table:table-cell>
            <table:table-cell table:number-columns-repeated="4"/>
          </table:table-row>
          <table:table-row table:style-name="ro5">
            <table:table-cell office:value-type="string">
              <text:p>One Piece Pirate Warriors 3</text:p>
            </table:table-cell>
            <table:table-cell office:value-type="string">
              <text:p>No</text:p>
            </table:table-cell>
            <table:table-cell table:number-columns-repeated="4"/>
          </table:table-row>
        </table:table-row-group>
        <table:table-row table:style-name="ro5" table:number-rows-repeated="1048560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Nintend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3" office:value-type="string">
            <text:p>System</text:p>
          </table:table-cell>
          <table:table-cell table:style-name="ce3" office:value-type="percentage" office:value="1">
            <text:p>100.00%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Significance</text:p>
          </table:table-cell>
        </table:table-row>
        <table:table-row table:style-name="ro2">
          <table:table-cell table:style-name="ce2" office:value-type="string" table:number-columns-spanned="6" table:number-rows-spanned="1">
            <text:p>Favorites</text:p>
          </table:table-cell>
          <table:covered-table-cell table:style-name="ce2"/>
          <table:covered-table-cell table:number-columns-repeated="4"/>
        </table:table-row>
        <table:table-row table:style-name="ro3">
          <table:table-cell office:value-type="string">
            <text:p>The Legend of Zelda; Ocarina of Time</text:p>
          </table:table-cell>
          <table:table-cell office:value-type="string">
            <text:p>3DS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4">
          <table:table-cell table:style-name="ce2" office:value-type="string" table:number-columns-spanned="6" table:number-rows-spanned="1">
            <text:p>Queue</text:p>
          </table:table-cell>
          <table:covered-table-cell table:style-name="ce2"/>
          <table:covered-table-cell table:number-columns-repeated="4"/>
        </table:table-row>
        <table:table-row table:style-name="ro3">
          <table:table-cell office:value-type="string">
            <text:p>The Legend of Zelda: Breath of the Wild</text:p>
          </table:table-cell>
          <table:table-cell office:value-type="string">
            <text:p>Wii U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3">
          <table:table-cell office:value-type="string">
            <text:p>The Legend of Zelda: Skyward Sword</text:p>
          </table:table-cell>
          <table:table-cell office:value-type="string">
            <text:p>Wii U</text:p>
          </table:table-cell>
          <table:table-cell office:value-type="string">
            <text:p>No</text:p>
          </table:table-cell>
          <table:table-cell table:number-columns-repeated="3"/>
        </table:table-row>
      </table:table>
      <table:table table:name="Son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3" office:value-type="string">
            <text:p>System</text:p>
          </table:table-cell>
          <table:table-cell table:style-name="ce3" office:value-type="percentage" office:value="1">
            <text:p>100.00%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Significance</text:p>
          </table:table-cell>
        </table:table-row>
        <table:table-row table:style-name="ro2">
          <table:table-cell table:style-name="ce2" office:value-type="string" table:number-columns-spanned="6" table:number-rows-spanned="1">
            <text:p>Favorites</text:p>
          </table:table-cell>
          <table:covered-table-cell table:style-name="ce2"/>
          <table:covered-table-cell table:number-columns-repeated="4"/>
        </table:table-row>
        <table:table-row table:style-name="ro5">
          <table:table-cell office:value-type="string">
            <text:p>The Last of Us</text:p>
          </table:table-cell>
          <table:table-cell office:value-type="string">
            <text:p>PS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5">
          <table:table-cell office:value-type="string">
            <text:p>Red Dead Redemption</text:p>
          </table:table-cell>
          <table:table-cell office:value-type="string">
            <text:p>PS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4">
          <table:table-cell table:style-name="ce2" office:value-type="string" table:number-columns-spanned="6" table:number-rows-spanned="1">
            <text:p>Queue</text:p>
          </table:table-cell>
          <table:covered-table-cell table:style-name="ce2"/>
          <table:covered-table-cell table:number-columns-repeated="4"/>
        </table:table-row>
        <table:table-row table:style-name="ro5">
          <table:table-cell office:value-type="string">
            <text:p>Kingdom Hearts 3</text:p>
          </table:table-cell>
          <table:table-cell office:value-type="string">
            <text:p>PS4</text:p>
          </table:table-cell>
          <table:table-cell office:value-type="string">
            <text:p>No</text:p>
          </table:table-cell>
          <table:table-cell table:number-columns-repeated="3"/>
        </table:table-row>
      </table:table>
      <table:table table:name="Microsof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3" office:value-type="string">
            <text:p>System</text:p>
          </table:table-cell>
          <table:table-cell table:style-name="ce3" office:value-type="percentage" office:value="1">
            <text:p>100.00%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Significance</text:p>
          </table:table-cell>
        </table:table-row>
        <table:table-row table:style-name="ro2">
          <table:table-cell office:value-type="string" table:number-columns-spanned="6" table:number-rows-spanned="1">
            <text:p>Favorites</text:p>
          </table:table-cell>
          <table:covered-table-cell table:number-columns-repeated="5"/>
        </table:table-row>
        <table:table-row table:style-name="ro5"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table:number-columns-spanned="6" table:number-rows-spanned="1">
            <text:p>Queu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3/16/2017</text:date>, <text:time>22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3-02T20:48:01.55</meta:creation-date>
    <dc:date>2017-03-16T22:19:35.48</dc:date>
    <dc:creator>Jeremy Castillo</dc:creator>
    <meta:editing-duration>PT25M1S</meta:editing-duration>
    <meta:editing-cycles>27</meta:editing-cycles>
    <meta:generator>OpenOffice/4.1.3$Win32 OpenOffice.org_project/413m1$Build-9783</meta:generator>
    <meta:document-statistic meta:table-count="4" meta:cell-count="78" meta:object-count="0"/>
  </office:meta>
</office:document-meta>
</file>